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text-properties fo:font-size="15pt" style:text-underline-style="solid" style:text-underline-width="auto" style:text-underline-color="font-color"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emainier - G201-F</text:h>
      <text:p text:style-name="Text_20_body"><text:span text:style-name="Strong_20_Emphasis"/></text:p>
      <text:p text:style-name="Text_20_body"><text:span text:style-name="Emphasis"><text:span text:style-name="Strong_20_Emphasis">Semaine du 20 mars</text:span></text:span></text:p>
      <text:p text:style-name="Text_20_body">- Pour l'instant, nous avons lors du lancement du jeu la fenêtre principale qui s'ouvre. Deux personnages différents, ainsi que leur barre de vie et leur nom, apparaissent. On peut les déplacer à gauche et à droite grâce aux flèches directionnelles, et on peut changer de personnage courant en appuyant sur Enter. Différentes méthodes permettent d'empêcher le joueur de passer à travers le sol. Cette partie a été faite par Olivia et Julien.</text:p>
      <text:p text:style-name="Text_20_body">- La méthode permettant de connaître la trajectoire et le point d'arrivée d'une grenade a été écrite par Louis, nous sommes en train de l'intégrer au code principal.</text:p>
      <text:p text:style-name="Text_20_body">- Une première version du saut a été écrite par Olivia, nous sommes également en train de l'intégrer au code (et surtout aux problématiques de collision), nous nous occuperons ensuite de la gravité de façon générale.</text:p>
      <text:p text:style-name="Text_20_body">- Les classes correspondant aux fenêtres qui s'ouvriront au début du jeu ont été écrites dans une première version par Sara, nous sommes en train d'essayer de les relier avec la classe "centrale" Worms.</text:p>
      <text:p text:style-name="Text_20_body"/>
      <text:p text:style-name="Text_20_body"><text:span text:style-name="Emphasis"><text:span text:style-name="Strong_20_Emphasis">Semaine du 27 mars</text:span></text:span></text:p>
      <text:p text:style-name="Text_20_body">- Au court de la semaine dernière, Julien a intégré le lancer de grenade au jeu, tout en résolvant quelques nouveaux problèmes de gestion des collisions. Pour l'instant, vitesse initiale et angle de départ de la grenade sont fixes, nous les rendrons variables quand le jeu sera fini dans une première version.</text:p>
      <text:p text:style-name="Text_20_body">- Le saut a été intégré au sol mais n'est pas encore totalement fluide. Durant cette semaine, Olivia essaiera de l'améliorer. Si nous avons le temps, Julien commencera également à gérer la gravité de manière générale.</text:p>
      <text:p text:style-name="Text_20_body">- L'interface se lançant au début du jeu n'est pas encore intégrée au jeu, nous préférons d'abord finir totalement la fenêtre de départ. Sara s'occupe de la continuer.</text:p>
      <text:p text:style-name="Text_20_body">- Au court de cette semaine, nous intégrerons une image "Game Over" au jeu qui s'affichera quand la jauge de vie de l'un des personnages tombe à 0. Louis commence à s'en occuper.</text:p>
      <text:p text:style-name="Text_20_body">- Enfin, Olivia s'occupera d'utiliser des Timer afin que l'on puisse voir la grenade tout au long de sa trajectoire, et que le message s'affichant au début d'un tour ne s'affiche qu'un temps donné.</text:p>
      <text:p text:style-name="Text_20_body"/>
      <text:p text:style-name="Text_20_body"><text:span text:style-name="Strong_20_Emphasis"><text:span text:style-name="Emphasis">Semaine du 3 avril</text:span></text:span></text:p>
      <text:p text:style-name="Text_20_body">- Au court de la semaine dernière, nous nous sommes occupés des Timer et de l'amélioration du saut, ainsi que la gestion de la gravité. Julien a également ajouté un Hud permettant de régler le tir de la grenade.</text:p>
      <text:p text:style-name="Text_20_body">- Julien a cette semaine codé une classe Caméra, permettant la translation de la carte avec celle du personnage.<text:line-break/>- Olivia a également travaillé sur les règles du jeu (mise en place d'une jauge permettant de limiter les déplacements pour un tour, droit à une grenade par tour ...).</text:p>
      <text:p text:style-name="Text_20_body">-Durant les derniers jours restants, Sara et Olivia vont se focaliser sur le code de la fenêtre de départ et du game over. Une fois ces classes terminées, le jeu sera fonctionnel.</text:p>
      <text:p text:style-name="Text_20_body"/>
      <text:p text:style-name="Text_20_body"><text:soft-page-break/><text:span text:style-name="Strong_20_Emphasis"><text:span text:style-name="Emphasis">Semaine du 10 avril</text:span></text:span></text:p>
      <text:p text:style-name="Text_20_body">- Louis s'est occupé d'écrire le ReadMe d'installation et les règles du jeu.</text:p>
      <text:p text:style-name="Text_20_body">- Sara a finalisé le menu principal : fenêtre de règles et de crédits, aspects graphiques ...</text:p>
      <text:p text:style-name="Text_20_body">- Olivia s'est occupée de gérer la mort d'un personnage et l'affichage du game over.</text:p>
      <text:p text:style-name="Text_20_body">- Julien a crée le diagramme UML et l'exécutable du jeu. Il a également ajouté la musique et les bruita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3T15:51:30.21</meta:creation-date>
    <meta:document-statistic meta:table-count="0" meta:image-count="0" meta:object-count="0" meta:page-count="2" meta:paragraph-count="21" meta:word-count="558" meta:character-count="3213"/>
    <dc:date>2017-04-13T15:52:30.60</dc:date>
    <meta:editing-duration>PT1M</meta:editing-duration>
    <meta:editing-cycles>1</meta:editing-cycles>
    <meta:generator>OpenOffice/4.1.1$Win32 OpenOffice.org_project/411m6$Build-9775</meta:generator>
  </office:meta>
</office:document-meta>
</file>